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41cm"/>
    </style:style>
    <style:style style:name="co4" style:family="table-column">
      <style:table-column-properties fo:break-before="auto" style:column-width="5.242cm"/>
    </style:style>
    <style:style style:name="co5" style:family="table-column">
      <style:table-column-properties fo:break-before="auto" style:column-width="2.639cm"/>
    </style:style>
    <style:style style:name="co6" style:family="table-column">
      <style:table-column-properties fo:break-before="auto" style:column-width="3.933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4.9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Client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аименование клиента в Системе</text:p>
          </table:table-cell>
        </table:table-row>
        <table:table-row table:style-name="ro1">
          <table:table-cell office:value-type="string" calcext:value-type="string">
            <text:p>ИНН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ИНН клиента</text:p>
          </table:table-cell>
        </table:table-row>
        <table:table-row table:style-name="ro1">
          <table:table-cell office:value-type="string" calcext:value-type="string">
            <text:p>Состояние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остояние клиента из перечня</text:p>
          </table:table-cell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олное наименование клиента</text:p>
          </table:table-cell>
        </table:table-row>
        <table:table-row table:style-name="ro1">
          <table:table-cell office:value-type="string" calcext:value-type="string">
            <text:p>Тип бизнеса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Тип бизнеса из перечня</text:p>
          </table:table-cell>
        </table:table-row>
        <table:table-row table:style-name="ro1">
          <table:table-cell office:value-type="string" calcext:value-type="string">
            <text:p>Согласен с условиями обработки перс данных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огласен ли клиент с политикой обработки перс данных</text:p>
          </table:table-cell>
        </table:table-row>
        <table:table-row table:style-name="ro1">
          <table:table-cell office:value-type="string" calcext:value-type="string">
            <text:p>Закрепленный менеджер</text:p>
          </table:table-cell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Закрепленный за клиентом менеджер</text:p>
          </table:table-cell>
        </table:table-row>
      </table:table>
      <table:table table:name="member" table:style-name="ta1"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ФИО представителя Клиента</text:p>
          </table:table-cell>
        </table:table-row>
        <table:table-row table:style-name="ro1">
          <table:table-cell table:style-name="ce2" office:value-type="string" calcext:value-type="string">
            <text:p>Телефон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Телефон представителя Клиента</text:p>
          </table:table-cell>
        </table:table-row>
      </table:table>
      <table:table table:name="tariff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аименование тарифа в Системе</text:p>
          </table:table-cell>
        </table:table-row>
        <table:table-row table:style-name="ro1">
          <table:table-cell office:value-type="string" calcext:value-type="string">
            <text:p>Мин оборот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Минимальный оборот, к которому применим тариф, коп</text:p>
          </table:table-cell>
        </table:table-row>
        <table:table-row table:style-name="ro1">
          <table:table-cell office:value-type="string" calcext:value-type="string">
            <text:p>Макс оборот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Максимальный оборот, к которому применим тариф, коп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Описание тарифа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Размер комиссии, взимаемый за использование Системы, коп</text:p>
          </table:table-cell>
        </table:table-row>
        <table:table-row table:style-name="ro1">
          <table:table-cell office:value-type="string" calcext:value-type="string">
            <text:p>Мин количество столико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Минимальное количество столиков, к котором может быть применим тариф</text:p>
          </table:table-cell>
        </table:table-row>
        <table:table-row table:style-name="ro1">
          <table:table-cell office:value-type="string" calcext:value-type="string">
            <text:p>Макс количество столико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Максимальное количество столиков, к котором может быть применим тариф</text:p>
          </table:table-cell>
        </table:table-row>
        <table:table-row table:style-name="ro1">
          <table:table-cell office:value-type="string" calcext:value-type="string">
            <text:p>Стандартный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Флаг, показывающий, будет ли тариф отображаться на форме выбора тарифов</text:p>
          </table:table-cell>
        </table:table-row>
      </table:table>
      <table:table table:name="restaurant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Название ресторана</text:p>
          </table:table-cell>
        </table:table-row>
        <table:table-row table:style-name="ro1">
          <table:table-cell office:value-type="string" calcext:value-type="string">
            <text:p>Тип кухни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Тип кухни</text:p>
          </table:table-cell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Адрес ресторана</text:p>
          </table:table-cell>
        </table:table-row>
        <table:table-row table:style-name="ro1">
          <table:table-cell office:value-type="string" calcext:value-type="string">
            <text:p>Галерея фото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Массив с изображениями ресторана</text:p>
          </table:table-cell>
        </table:table-row>
        <table:table-row table:style-name="ro1">
          <table:table-cell office:value-type="string" calcext:value-type="string">
            <text:p>Долгота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Долгота расположения ресторана</text:p>
          </table:table-cell>
        </table:table-row>
        <table:table-row table:style-name="ro1">
          <table:table-cell office:value-type="string" calcext:value-type="string">
            <text:p>Широта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Широта расположения ресторана</text:p>
          </table:table-cell>
        </table:table-row>
        <table:table-row table:style-name="ro1">
          <table:table-cell office:value-type="string" calcext:value-type="string">
            <text:p>ID ресторана в R-keeper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Идентификатор ресторана в справочнике R-Keeper</text:p>
          </table:table-cell>
        </table:table-row>
      </table:table>
      <table:table table:name="connection" table:style-name="ta1">
        <table:table-column table:style-name="co5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Логин    <text:s/> 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Логин соединения</text:p>
          </table:table-cell>
        </table:table-row>
        <table:table-row table:style-name="ro1">
          <table:table-cell office:value-type="string" calcext:value-type="string">
            <text:p>Пароль 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ароль соединения</text:p>
          </table:table-cell>
        </table:table-row>
        <table:table-row table:style-name="ro1">
          <table:table-cell office:value-type="string" calcext:value-type="string">
            <text:p>Сетевой адрес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етевой адрес соединения</text:p>
          </table:table-cell>
        </table:table-row>
      </table:table>
      <table:table table:name="working_day" table:style-name="ta1"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Время начала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Время начала рабочего дня ресторана</text:p>
          </table:table-cell>
        </table:table-row>
        <table:table-row table:style-name="ro1">
          <table:table-cell office:value-type="string" calcext:value-type="string">
            <text:p>Время окончания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Время окончания рабочего дня ресторана</text:p>
          </table:table-cell>
        </table:table-row>
        <table:table-row table:style-name="ro1">
          <table:table-cell office:value-type="string" calcext:value-type="string">
            <text:p>День недели 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День недели</text:p>
          </table:table-cell>
        </table:table-row>
      </table:table>
      <table:table table:name="table" table:style-name="ta1">
        <table:table-column table:style-name="co6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Количество мест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Количество мест за столиком</text:p>
          </table:table-cell>
        </table:table-row>
        <table:table-row table:style-name="ro1">
          <table:table-cell office:value-type="string" calcext:value-type="string">
            <text:p>Статус 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татус столика из перечня статусов</text:p>
          </table:table-cell>
        </table:table-row>
        <table:table-row table:style-name="ro1">
          <table:table-cell office:value-type="string" calcext:value-type="string">
            <text:p>Описание 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Описание столики</text:p>
          </table:table-cell>
        </table:table-row>
        <table:table-row table:style-name="ro1">
          <table:table-cell office:value-type="string" calcext:value-type="string">
            <text:p>ИД столика в R-Keeper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ИД столика в R-Keeper</text:p>
          </table:table-cell>
        </table:table-row>
      </table:table>
      <table:table table:name="fl" table:style-name="ta1">
        <table:table-column table:style-name="co7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Имя посетителя</text:p>
          </table:table-cell>
        </table:table-row>
        <table:table-row table:style-name="ro1">
          <table:table-cell table:style-name="ce3" office:value-type="string" calcext:value-type="string">
            <text:p>Телефон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Телефон посетителя</text:p>
          </table:table-cell>
        </table:table-row>
      </table:table>
      <table:table table:name="booking" table:style-name="ta1">
        <table:table-column table:style-name="co8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Количество гостей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Количество гостей в бронировании</text:p>
          </table:table-cell>
        </table:table-row>
        <table:table-row table:style-name="ro1">
          <table:table-cell table:style-name="ce2"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Дата бронирования</text:p>
          </table:table-cell>
        </table:table-row>
        <table:table-row table:style-name="ro1">
          <table:table-cell table:style-name="ce2"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Время бронирования</text:p>
          </table:table-cell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татус бронирования</text:p>
          </table:table-cell>
        </table:table-row>
        <table:table-row table:style-name="ro1">
          <table:table-cell office:value-type="string" calcext:value-type="string">
            <text:p>Столик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Идентификатор столика, который бронируется</text:p>
          </table:table-cell>
        </table:table-row>
        <table:table-row table:style-name="ro1">
          <table:table-cell office:value-type="string" calcext:value-type="string">
            <text:p>ИД бронирования в R-Keeper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table:style-name="ce3" office:value-type="string" calcext:value-type="string">
            <text:p>ИД бронирования в R-Keeper </text:p>
          </table:table-cell>
        </table:table-row>
      </table:table>
      <table:table table:name="user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Email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Email пользователя</text:p>
          </table:table-cell>
        </table:table-row>
        <table:table-row table:style-name="ro1">
          <table:table-cell office:value-type="string" calcext:value-type="string">
            <text:p>Пароль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Пароль пользователя</text:p>
          </table:table-cell>
        </table:table-row>
        <table:table-row table:style-name="ro1">
          <table:table-cell office:value-type="string" calcext:value-type="string">
            <text:p>Роль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Роль пользователя из перечня рол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2:21:14.092000000</meta:creation-date>
    <dc:date>2022-05-10T12:52:37.985000000</dc:date>
    <meta:editing-duration>PT10M</meta:editing-duration>
    <meta:editing-cycles>4</meta:editing-cycles>
    <meta:generator>LibreOffice/7.0.4.2$Windows_X86_64 LibreOffice_project/dcf040e67528d9187c66b2379df5ea4407429775</meta:generator>
    <meta:document-statistic meta:table-count="10" meta:cell-count="167" meta:object-count="0"/>
  </office:meta>
</office:document-meta>
</file>